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A0000012F6F1AFD8F.jpg"/>
  <manifest:file-entry manifest:media-type="image/png" manifest:full-path="Pictures/1000020000000335000002EDE7345C3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image-name="fondo_25_20marchu" draw:textarea-vertical-align="middl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rect draw:style-name="gr1" draw:text-style-name="P1" draw:layer="layout" svg:width="17.9cm" svg:height="22cm" svg:x="1.9cm" svg:y="4.9cm">
          <text:p/>
        </draw:rect>
        <draw:ellipse draw:style-name="gr2" draw:text-style-name="P1" draw:layer="layout" svg:width="10cm" svg:height="10.6cm" svg:x="5.7cm" svg:y="9.7cm">
          <text:p/>
        </draw:ellipse>
        <draw:frame draw:style-name="gr3" draw:text-style-name="P1" draw:layer="layout" svg:width="18.999cm" svg:height="17.332cm" svg:x="1.083cm" svg:y="6.243cm">
          <draw:image xlink:href="Pictures/1000020000000335000002EDE7345C3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ndo_25_20marchu" draw:display-name="fondo%20marchu" xlink:href="Pictures/10000000000001AA0000012F6F1AFD8F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2-05T15:53:35.72</meta:creation-date>
    <dc:date>2024-12-05T15:59:09.29</dc:date>
    <meta:editing-duration>PT5M33S</meta:editing-duration>
    <meta:editing-cycles>2</meta:editing-cycles>
    <meta:generator>OpenOffice/4.1.15$Win32 OpenOffice.org_project/4115m2$Build-9813</meta:generator>
    <meta:document-statistic meta:object-count="3"/>
  </office:meta>
</office:document-meta>
</file>